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TransactionSynchronization.suspe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TransactionSynchronization.beforeComple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2dbcTransactionManagerUnitTests.doesNotSetIsolationLevelIf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R2dbcTransactionManagerUnitTests.appliesTransactionDefin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R2dbcTransactionManagerUnitTests.testRollba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R2dbcTransactionManagerUnitTests.testPropagationSupportsAndRequiresNe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TestTransactionSynchronization.afterCommi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2dbcTransactionManagerUnitTests.testCommitFai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R2dbcTransactionManagerUnitTests.testSimpleTrans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R2dbcTransactionManagerUnitTests.testBeginFai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TestTransactionSynchronization.TestTransactionSynchronization( int statu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2dbcTransactionManagerUnitTests.befo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2dbcTransactionManagerUnitTests.restoresAutoComm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TestTransactionSynchronization.beforeCommit( boolean readOnl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2dbcTransactionManagerUnitTests.appliesReadOn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R2dbcTransactionManagerUnitTests.doesNotSetAutoCommitDisab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TestTransactionSynchronization.afterCompletion( int statu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estTransactionSynchronization.doAfterCompletion( int statu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2dbcTransactionManagerUnitTests.testPropagationNeverWithExistingTrans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R2dbcTransactionManagerUnitTests.testRollbackFai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TestTransactionSynchronization.resu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2dbcTransactionManagerUnitTests.testTransactionSetRollbackOn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5">
            <text:p text:style-name="Table_20_Contents">2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